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s</text:p>
      <text:p text:style-name="P1"/>
      <text:p text:style-name="P2">1.<text:span text:style-name="T3">Transaction Table</text:span></text:p>
      <text:p text:style-name="Standard"><text:span text:style-name="T1"><text:s text:c="5"/></text:span><text:span text:style-name="T2">Fields</text:span><text:span text:style-name="T1">:</text:span>Location,Transaction Name or Address,MLS or Transaction Number,Status,Close Date,More Info,Automatic Expiration Date,Buyer Name,Seller Name,List Price,Sale Price,Total Commission,Commission Summary.</text:p>
      <text:p text:style-name="Standard"/>
      <text:p text:style-name="Standard">2. <text:span text:style-name="T3">User Table</text:span></text:p>
      <text:p text:style-name="Standard"><text:s text:c="3"/><text:span text:style-name="T3">Fields</text:span>:First Name,Last Name,Location,Role,Subject Line,Message,User Permissions,Email,Password,Password Confirmation</text:p>
      <text:p text:style-name="Standard"/>
      <text:p text:style-name="Standard">3.<text:span text:style-name="T3">Documents Table</text:span></text:p>
      <text:p text:style-name="Standard"><text:s text:c="3"/><text:span text:style-name="T3">Fields</text:span>: Document File</text:p>
      <text:p text:style-name="Standard"/>
      <text:p text:style-name="Standard">4.<text:span text:style-name="T3">Admin Table</text:span></text:p>
      <text:p text:style-name="Standard"/>
      <text:p text:style-name="Standard">5.<text:span text:style-name="T3">Location Table</text:span></text:p>
      <text:p text:style-name="Standard"><text:s text:c="3"/><text:span text:style-name="T3">Fields</text:span>: Location Name</text:p>
      <text:p text:style-name="Standard"/>
      <text:p text:style-name="Standard">6.<text:span text:style-name="T3">CheckList Table</text:span></text:p>
      <text:p text:style-name="Standard"><text:s text:c="2"/><text:span text:style-name="T3">Fields</text:span>:Checklist name</text:p>
      <text:p text:style-name="Standard"/>
      <text:p text:style-name="Standard">7. <text:span text:style-name="T3">Tasks Table</text:span></text:p>
      <text:p text:style-name="Standard"><text:s text:c="3"/><text:span text:style-name="T3">Fields</text:span>: Task Name</text:p>
      <text:p text:style-name="Standard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ok </meta:initial-creator>
    <meta:creation-date>2013-03-11T18:41:48</meta:creation-date>
    <dc:date>2013-03-11T19:43:56</dc:date>
    <dc:creator>ashok </dc:creator>
    <meta:editing-duration>PT47M47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5" meta:word-count="51" meta:character-count="537" meta:non-whitespace-character-count="479"/>
  </office:meta>
</office:document-meta>
</file>